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334d5c" draw:fill-image-width="0cm" draw:fill-image-height="0cm"/>
    </style:style>
    <style:style style:name="gr1" style:family="graphic" style:parent-style-name="objectwithoutfill">
      <style:graphic-properties draw:stroke="solid" draw:stroke-dash="Fine_20_Dashed" svg:stroke-color="#fffad5" draw:marker-end="Arrow" draw:marker-end-width="0.3cm" draw:fill="none" draw:fill-color="#efc94c" draw:fill-image-width="0cm" draw:fill-image-height="0cm" draw:textarea-vertical-align="middle"/>
    </style:style>
    <style:style style:name="gr2" style:family="graphic" style:parent-style-name="standard">
      <style:graphic-properties draw:fill="solid" draw:fill-color="#df5a49" draw:fill-image-width="0cm" draw:fill-image-height="0cm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fffad5" draw:marker-end="Arrow" draw:marker-end-width="0.3cm" draw:fill="none" draw:fill-color="#efc94c" draw:fill-image-width="0cm" draw:fill-image-height="0cm" draw:textarea-vertical-align="middle"/>
    </style:style>
    <style:style style:name="gr4" style:family="graphic" style:parent-style-name="standard">
      <style:graphic-properties draw:fill="solid" draw:fill-color="#fffad5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fc94c" draw:fill-image-width="0cm" draw:fill-image-height="0cm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fffad5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ad5" fo:font-size="18pt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fffad5" fo:font-size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30.574cm" svg:y1="26.938cm" svg:x2="30.691cm" svg:y2="36.909cm" draw:start-shape="id1" draw:start-glue-point="9" draw:end-shape="id2" draw:end-glue-point="10" svg:d="M30574 26938l117 9971" svg:viewBox="0 0 118 9972">
          <text:p/>
        </draw:connector>
        <draw:custom-shape draw:style-name="gr2" draw:text-style-name="P2" xml:id="id3" draw:id="id3" draw:layer="layout" svg:width="4.627cm" svg:height="2.2cm" svg:x="6.487cm" svg:y="2.5cm">
          <text:p text:style-name="P1"><text:span text:style-name="T1">Cel Directory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1" draw:layer="layout" draw:type="line" svg:x1="8.801cm" svg:y1="4.526cm" svg:x2="8.8cm" svg:y2="6.082cm" draw:start-shape="id3" draw:start-glue-point="6" draw:end-shape="id4" draw:end-glue-point="4" svg:d="M8801 4526l-1 1556" svg:viewBox="0 0 2 1557">
          <text:p/>
        </draw:connector>
        <draw:custom-shape draw:style-name="gr4" draw:text-style-name="P3" xml:id="id4" draw:id="id4" draw:layer="layout" svg:width="7.4cm" svg:height="1.9cm" svg:x="5.1cm" svg:y="6.082cm">
          <draw:glue-point draw:id="8" svg:x="-2.777cm" svg:y="5.012cm"/>
          <draw:glue-point draw:id="9" svg:x="2.777cm" svg:y="5.012cm" draw:escape-direction="down"/>
          <text:p text:style-name="P1"><text:span text:style-name="T2">ReadDesignMergeCel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3.6cm" svg:height="1.828cm" svg:x="14.9cm" svg:y="6.118cm">
          <text:p text:style-name="P1"><text:span text:style-name="T1">Design 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3" xml:id="id5" draw:id="id5" draw:layer="layout" svg:width="6.2cm" svg:height="2.8cm" svg:x="21.776cm" svg:y="5.632cm">
          <text:p text:style-name="P1"><text:span text:style-name="T2">Selection of files of</text:span></text:p>
          <text:p text:style-name="P1"><text:span text:style-name="T2"><text:s/></text:span><text:span text:style-name="T2">interest and grouping</text:span></text:p>
          <text:p text:style-name="P1"><text:span text:style-name="T2"/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" draw:text-style-name="P1" draw:layer="layout" draw:type="line" svg:x1="21.776cm" svg:y1="7.032cm" svg:x2="18.5cm" svg:y2="7.032cm" draw:start-shape="id5" draw:start-glue-point="5" draw:end-shape="id6" draw:end-glue-point="7" svg:d="M21776 7032h-3276" svg:viewBox="0 0 3277 1">
          <text:p/>
        </draw:connector>
        <draw:connector draw:style-name="gr3" draw:text-style-name="P1" draw:layer="layout" draw:type="line" svg:x1="14.9cm" svg:y1="7.032cm" svg:x2="12.5cm" svg:y2="7.032cm" draw:start-shape="id6" draw:end-shape="id4" draw:end-glue-point="7" svg:d="M14900 7032h-2400" svg:viewBox="0 0 2401 1">
          <text:p/>
        </draw:connector>
        <draw:custom-shape draw:style-name="gr2" draw:text-style-name="P2" xml:id="id8" draw:id="id8" draw:layer="layout" svg:width="4.7cm" svg:height="2.4cm" svg:x="3.1cm" svg:y="10cm">
          <text:p text:style-name="P1"><text:span text:style-name="T1">Melted Design</text:span></text:p>
          <text:p text:style-name="P1"><text:span text:style-name="T1">(meltedDesign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10.854cm" svg:y1="7.982cm" svg:x2="13.5cm" svg:y2="9.9cm" draw:start-shape="id4" draw:start-glue-point="9" draw:end-shape="id7" draw:end-glue-point="4" svg:d="M10854 7982v960h2646v958" svg:viewBox="0 0 2647 1919">
          <text:p/>
        </draw:connector>
        <draw:custom-shape draw:style-name="gr2" draw:text-style-name="P2" xml:id="id7" draw:id="id7" draw:layer="layout" svg:width="7.6cm" svg:height="2.4cm" svg:x="9.7cm" svg:y="9.9cm">
          <text:p text:style-name="P1"><text:span text:style-name="T1">Normalized Expression</text:span></text:p>
          <text:p text:style-name="P1"><text:span text:style-name="T1">(rmaExp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6.746cm" svg:y1="7.982cm" svg:x2="5.45cm" svg:y2="10cm" draw:start-shape="id4" draw:start-glue-point="8" draw:end-shape="id8" draw:end-glue-point="4" svg:d="M6746 7982v1010h-1296v1008" svg:viewBox="0 0 1297 2019">
          <text:p/>
        </draw:connector>
        <draw:connector draw:style-name="gr3" draw:text-style-name="P1" draw:layer="layout" draw:type="line" svg:x1="13.5cm" svg:y1="12.158cm" svg:x2="13.5cm" svg:y2="14.3cm" draw:start-shape="id7" draw:start-glue-point="6" draw:end-shape="id9" draw:end-glue-point="4" svg:d="M13500 12158v2142" svg:viewBox="0 0 1 2143">
          <text:p/>
        </draw:connector>
        <draw:custom-shape draw:style-name="gr4" draw:text-style-name="P3" xml:id="id9" draw:id="id9" draw:layer="layout" svg:width="7.4cm" svg:height="1.9cm" svg:x="9.8cm" svg:y="14.3cm">
          <draw:glue-point draw:id="8" svg:x="-2.777cm" svg:y="5.012cm"/>
          <draw:glue-point draw:id="9" svg:x="2.777cm" svg:y="5.012cm" draw:escape-direction="down"/>
          <text:p text:style-name="P1"><text:span text:style-name="T2">quantileNormalize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3.5cm" svg:y1="16.2cm" svg:x2="13.5cm" svg:y2="18.2cm" draw:start-shape="id9" draw:start-glue-point="6" draw:end-shape="id10" draw:end-glue-point="4" svg:d="M13500 16200v2000" svg:viewBox="0 0 1 2001">
          <text:p/>
        </draw:connector>
        <draw:custom-shape draw:style-name="gr2" draw:text-style-name="P2" xml:id="id10" draw:id="id10" draw:layer="layout" svg:width="7.6cm" svg:height="2.8cm" svg:x="9.7cm" svg:y="18.2cm">
          <text:p text:style-name="P1"><text:span text:style-name="T1">Probeset level quantile</text:span></text:p>
          <text:p text:style-name="P1"><text:span text:style-name="T1">normalized</text:span></text:p>
          <text:p text:style-name="P1"><text:span text:style-name="T1">(qnormExp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3" xml:id="id11" draw:id="id11" draw:layer="layout" svg:width="7.4cm" svg:height="1.9cm" svg:x="9.8cm" svg:y="23.1cm">
          <draw:glue-point draw:id="8" svg:x="-2.777cm" svg:y="5.012cm"/>
          <draw:glue-point draw:id="9" svg:x="2.777cm" svg:y="5.012cm" draw:escape-direction="down"/>
          <text:p text:style-name="P1"><text:span text:style-name="T2">mostVariable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3.5cm" svg:y1="20.835cm" svg:x2="13.5cm" svg:y2="23.1cm" draw:start-shape="id10" draw:start-glue-point="6" draw:end-shape="id11" draw:end-glue-point="4" svg:d="M13500 20835v2265" svg:viewBox="0 0 1 2266">
          <text:p/>
        </draw:connector>
        <draw:custom-shape draw:style-name="gr2" draw:text-style-name="P2" xml:id="id12" draw:id="id12" draw:layer="layout" svg:width="8.4cm" svg:height="4.7cm" svg:x="9.309cm" svg:y="27.364cm">
          <draw:glue-point draw:id="8" svg:x="-2.38cm" svg:y="5.004cm"/>
          <draw:glue-point draw:id="9" svg:x="2.407cm" svg:y="3.204cm"/>
          <draw:glue-point draw:id="10" svg:x="5.002cm" svg:y="-3.212cm"/>
          <text:p text:style-name="P1"><text:span text:style-name="T1">Probeset level quantile</text:span></text:p>
          <text:p text:style-name="P1"><text:span text:style-name="T1">Normalized,</text:span></text:p>
          <text:p text:style-name="P1"><text:span text:style-name="T1">most variable per gene,</text:span></text:p>
          <text:p text:style-name="P1"><text:span text:style-name="T1">filtered non expressed</text:span></text:p>
          <text:p text:style-name="P1"><text:span text:style-name="T1">(qnormExp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13.5cm" svg:y1="25cm" svg:x2="13.509cm" svg:y2="27.364cm" draw:start-shape="id11" draw:start-glue-point="6" draw:end-shape="id12" draw:end-glue-point="4" svg:d="M13500 25000l9 2364" svg:viewBox="0 0 10 2365">
          <text:p/>
        </draw:connector>
        <draw:custom-shape draw:style-name="gr4" draw:text-style-name="P3" xml:id="id13" draw:id="id13" draw:layer="layout" svg:width="7.5cm" svg:height="1.7cm" svg:x="3.552cm" svg:y="35.156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2.36cm" svg:y="-5.005cm"/>
          <text:p text:style-name="P1"><text:span text:style-name="T2">sexFind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14" draw:id="id14" draw:layer="layout" svg:width="6.1cm" svg:height="2.9cm" svg:x="4.252cm" svg:y="40.079cm">
          <text:p text:style-name="P1"><text:span text:style-name="T1">Melted Design</text:span></text:p>
          <text:p text:style-name="P1"><text:span text:style-name="T1">With Sex</text:span></text:p>
          <text:p text:style-name="P1"><text:span text:style-name="T1">(meltedDesign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11.51cm" svg:y1="32.064cm" svg:x2="9.185cm" svg:y2="35.156cm" draw:start-shape="id12" draw:start-glue-point="8" draw:end-shape="id13" draw:end-glue-point="10" svg:d="M11510 32064v1547h-2325v1545" svg:viewBox="0 0 2326 3093">
          <text:p/>
        </draw:connector>
        <draw:connector draw:style-name="gr3" draw:text-style-name="P1" draw:layer="layout" draw:type="line" svg:x1="7.302cm" svg:y1="36.856cm" svg:x2="7.302cm" svg:y2="40.079cm" draw:start-shape="id13" draw:start-glue-point="6" draw:end-shape="id14" svg:d="M7302 36856v3223" svg:viewBox="0 0 1 3224">
          <text:p/>
        </draw:connector>
        <draw:connector draw:style-name="gr3" draw:text-style-name="P1" draw:layer="layout" draw:type="line" svg:x1="5.45cm" svg:y1="12.258cm" svg:x2="5.532cm" svg:y2="35.156cm" draw:start-shape="id8" draw:start-glue-point="6" draw:end-shape="id13" draw:end-glue-point="12" svg:d="M5450 12258l82 22898" svg:viewBox="0 0 83 22899">
          <text:p/>
        </draw:connector>
        <draw:custom-shape draw:style-name="gr4" draw:text-style-name="P3" xml:id="id15" draw:id="id15" draw:layer="layout" svg:width="6.381cm" svg:height="1.7cm" svg:x="16.042cm" svg:y="44.965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specIndex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7.302cm" svg:y1="42.808cm" svg:x2="16.042cm" svg:y2="45.815cm" draw:start-shape="id14" draw:start-glue-point="6" draw:end-shape="id15" draw:end-glue-point="5" svg:d="M7302 42808v3007h8740" svg:viewBox="0 0 8741 3008">
          <text:p/>
        </draw:connector>
        <draw:connector draw:style-name="gr6" draw:text-style-name="P1" draw:layer="layout" svg:x1="15.53cm" svg:y1="31.219cm" svg:x2="16.174cm" svg:y2="35.645cm" draw:start-shape="id12" draw:start-glue-point="9" draw:end-shape="id16" draw:end-glue-point="11" svg:d="M15530 31219v2636h644v1790" svg:viewBox="0 0 645 4427">
          <text:p/>
        </draw:connector>
        <draw:connector draw:style-name="gr6" draw:text-style-name="P1" draw:layer="layout" svg:x1="13.509cm" svg:y1="31.786cm" svg:x2="16.042cm" svg:y2="45.305cm" draw:start-shape="id12" draw:start-glue-point="6" draw:end-shape="id15" draw:end-glue-point="12" svg:d="M13509 31786v13519h2533" svg:viewBox="0 0 2534 13520">
          <text:p/>
        </draw:connector>
        <draw:connector draw:style-name="gr6" draw:text-style-name="P1" draw:layer="layout" svg:x1="10.352cm" svg:y1="41.529cm" svg:x2="17.777cm" svg:y2="37.345cm" draw:start-shape="id14" draw:start-glue-point="7" draw:end-shape="id16" draw:end-glue-point="8" svg:d="M10352 41529h7425v-4184" svg:viewBox="0 0 7426 4185">
          <text:p/>
        </draw:connector>
        <draw:custom-shape draw:style-name="gr2" draw:text-style-name="P2" xml:id="id17" draw:id="id17" draw:layer="layout" svg:width="7.925cm" svg:height="4.851cm" svg:x="24.869cm" svg:y="43.39cm">
          <text:p text:style-name="P1"><text:span text:style-name="T1">Specificty Index Based</text:span></text:p>
          <text:p text:style-name="P1"><text:span text:style-name="T1">Cell Type Specific</text:span></text:p>
          <text:p text:style-name="P1"><text:span text:style-name="T1">Gene Selection</text:span></text:p>
          <text:p text:style-name="P1"><text:span text:style-name="T1">(index)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1" draw:layer="layout" draw:type="line" svg:x1="22.423cm" svg:y1="45.815cm" svg:x2="24.869cm" svg:y2="45.815cm" draw:start-shape="id15" draw:start-glue-point="7" draw:end-shape="id17" svg:d="M22423 45815h2446" svg:viewBox="0 0 2447 1">
          <text:p/>
        </draw:connector>
        <draw:custom-shape draw:style-name="gr4" draw:text-style-name="P3" xml:id="id16" draw:id="id16" draw:layer="layout" svg:width="6.381cm" svg:height="1.7cm" svg:x="16.174cm" svg:y="35.645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geneSelect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7.925cm" svg:height="5.335cm" svg:x="24.869cm" svg:y="36.909cm">
          <draw:glue-point draw:id="8" svg:x="-5.001cm" svg:y="-2.519cm"/>
          <draw:glue-point draw:id="9" svg:x="-5.001cm" svg:y="2.026cm"/>
          <draw:glue-point draw:id="10" svg:x="2.348cm" svg:y="-5.002cm"/>
          <text:p text:style-name="P1"><text:span text:style-name="T1">Stringent Fold</text:span></text:p>
          <text:p text:style-name="P1"><text:span text:style-name="T1">Change Based</text:span></text:p>
          <text:p text:style-name="P1"><text:span text:style-name="T1">Cell Type Specific</text:span></text:p>
          <text:p text:style-name="P1"><text:span text:style-name="T1">Gene Selection</text:span></text:p>
          <text:p text:style-name="P1"><text:span text:style-name="T1">(fold/Marker)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2" xml:id="id18" draw:id="id18" draw:layer="layout" svg:width="7.925cm" svg:height="4.851cm" svg:x="24.869cm" svg:y="29.057cm">
          <draw:glue-point draw:id="8" svg:x="-5.001cm" svg:y="2.461cm"/>
          <draw:glue-point draw:id="9" svg:x="-5.001cm" svg:y="-2.174cm"/>
          <text:p text:style-name="P1"><text:span text:style-name="T1">Fold Change Based</text:span></text:p>
          <text:p text:style-name="P1"><text:span text:style-name="T1">Cell Type Specific</text:span></text:p>
          <text:p text:style-name="P1"><text:span text:style-name="T1">Gene Selection</text:span></text:p>
          <text:p text:style-name="P1"><text:span text:style-name="T1">(fold/Relax)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svg:x1="22.555cm" svg:y1="36.495cm" svg:x2="24.869cm" svg:y2="32.675cm" draw:start-shape="id16" draw:start-glue-point="7" draw:end-shape="id18" draw:end-glue-point="8" svg:d="M22555 36495h1157v-3820h1157" svg:viewBox="0 0 2315 3821">
          <text:p/>
        </draw:connector>
        <draw:connector draw:style-name="gr6" draw:text-style-name="P1" draw:layer="layout" svg:x1="22.555cm" svg:y1="36.495cm" svg:x2="24.869cm" svg:y2="38.233cm" draw:start-shape="id16" draw:start-glue-point="7" draw:end-shape="id2" draw:end-glue-point="8" svg:d="M22555 36495h1157v1738h1157" svg:viewBox="0 0 2315 1739">
          <text:p/>
        </draw:connector>
        <draw:custom-shape draw:style-name="gr2" draw:text-style-name="P2" xml:id="id19" draw:id="id19" draw:layer="layout" svg:width="7.6cm" svg:height="2.8cm" svg:x="25.031cm" svg:y="19.656cm">
          <text:p text:style-name="P1"><text:span text:style-name="T1">Microglia Specific Genes</text:span></text:p>
          <text:p text:style-name="P1"><text:span text:style-name="T1">(microgliaList.txt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28.831cm" svg:y1="22.291cm" svg:x2="28.832cm" svg:y2="25.238cm" draw:start-shape="id19" draw:start-glue-point="6" draw:end-shape="id1" draw:end-glue-point="4" svg:d="M28831 22291l1 2947" svg:viewBox="0 0 2 2948">
          <text:p/>
        </draw:connector>
        <draw:custom-shape draw:style-name="gr4" draw:text-style-name="P3" xml:id="id1" draw:id="id1" draw:layer="layout" svg:width="6.881cm" svg:height="1.7cm" svg:x="25.391cm" svg:y="25.238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microglialExpection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28.832cm" svg:y1="26.938cm" svg:x2="28.832cm" svg:y2="29.057cm" draw:start-shape="id1" draw:start-glue-point="6" draw:end-shape="id18" draw:end-glue-point="4" svg:d="M28832 26938v2119" svg:viewBox="0 0 1 2120">
          <text:p/>
        </draw:connector>
        <draw:connector draw:style-name="gr6" draw:text-style-name="P1" draw:layer="layout" svg:x1="32.794cm" svg:y1="31.483cm" svg:x2="32.272cm" svg:y2="26.088cm" draw:start-shape="id18" draw:start-glue-point="7" draw:end-shape="id1" draw:end-glue-point="7" svg:d="M32794 31483h501v-5395h-1023" svg:viewBox="0 0 1024 5396">
          <text:p/>
        </draw:connector>
        <draw:connector draw:style-name="gr6" draw:text-style-name="P1" draw:layer="layout" svg:x1="32.794cm" svg:y1="39.577cm" svg:x2="32.272cm" svg:y2="26.088cm" draw:start-shape="id2" draw:start-glue-point="7" draw:end-shape="id1" draw:end-glue-point="7" svg:d="M32794 39577h501v-13489h-1023" svg:viewBox="0 0 1024 13490">
          <text:p/>
        </draw:connector>
        <draw:custom-shape draw:style-name="gr5" draw:text-style-name="P3" xml:id="id20" draw:id="id20" draw:layer="layout" svg:width="7.019cm" svg:height="3.262cm" svg:x="38.198cm" svg:y="65.489cm">
          <text:p text:style-name="P1"><text:span text:style-name="T2">Selection of definitive</text:span></text:p>
          <text:p text:style-name="P1"><text:span text:style-name="T2">Markers</text:span></text:p>
          <text:p text:style-name="P1"><text:span text:style-name="T2">(Okaty et. al)</text:span></text:p>
          <text:p text:style-name="P1"><text:span text:style-name="T2"/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2" xml:id="id21" draw:id="id21" draw:layer="layout" svg:width="7.63cm" svg:height="2.612cm" svg:x="37.892cm" svg:y="59.326cm">
          <text:p text:style-name="P1"><text:span text:style-name="T1">Definitive Markers</text:span></text:p>
          <text:p text:style-name="P1"><text:span text:style-name="T1">(defMarkers.csv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41.707cm" svg:y1="65.489cm" svg:x2="41.707cm" svg:y2="61.938cm" draw:start-shape="id20" draw:end-shape="id21" svg:d="M41707 65489v-3551" svg:viewBox="0 0 1 3552">
          <text:p/>
        </draw:connector>
        <draw:custom-shape draw:style-name="gr4" draw:text-style-name="P3" xml:id="id22" draw:id="id22" draw:layer="layout" svg:width="5.946cm" svg:height="1.7cm" svg:x="38.734cm" svg:y="56.134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appendCont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41.707cm" svg:y1="59.326cm" svg:x2="41.707cm" svg:y2="57.834cm" draw:start-shape="id21" draw:start-glue-point="4" draw:end-shape="id22" draw:end-glue-point="6" svg:d="M41707 59326v-1492" svg:viewBox="0 0 1 1493">
          <text:p/>
        </draw:connector>
        <draw:connector draw:style-name="gr6" draw:text-style-name="P1" draw:layer="layout" draw:line-skew="-15.465cm" svg:x1="7.302cm" svg:y1="42.883cm" svg:x2="38.734cm" svg:y2="56.984cm" draw:end-shape="id22" draw:end-glue-point="5" svg:d="M7302 42883h1v14101h31431" svg:viewBox="0 0 31433 14102">
          <text:p/>
        </draw:connector>
        <draw:connector draw:style-name="gr6" draw:text-style-name="P1" draw:layer="layout" svg:x1="28.832cm" svg:y1="47.857cm" svg:x2="38.734cm" svg:y2="56.474cm" draw:start-shape="id17" draw:start-glue-point="6" draw:end-shape="id22" draw:end-glue-point="12" svg:d="M28832 47857v8617h9902" svg:viewBox="0 0 9903 8618">
          <text:p/>
        </draw:connector>
        <draw:custom-shape draw:style-name="gr2" draw:text-style-name="P2" xml:id="id24" draw:id="id24" draw:layer="layout" svg:width="6.229cm" svg:height="3.473cm" svg:x="42.458cm" svg:y="48.546cm">
          <text:p text:style-name="P1"><text:span text:style-name="T1">UsedMarkers</text:span></text:p>
          <text:p text:style-name="P1"><text:span text:style-name="T1">(usedMarkers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xml:id="id23" draw:id="id23" draw:layer="layout" svg:width="6.806cm" svg:height="4.105cm" svg:x="35.139cm" svg:y="48.23cm">
          <text:p text:style-name="P1"><text:span text:style-name="T1">Melted Design</text:span></text:p>
          <text:p text:style-name="P1"><text:span text:style-name="T1">With Contamination</text:span></text:p>
          <text:p text:style-name="P1"><text:span text:style-name="T1">Classifications</text:span></text:p>
          <text:p text:style-name="P1"><text:span text:style-name="T1">(meltedDesign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38.734cm" svg:y1="56.134cm" svg:x2="38.542cm" svg:y2="52.092cm" draw:start-shape="id22" draw:start-glue-point="11" draw:end-shape="id23" draw:end-glue-point="6" svg:d="M38734 56134v-1899h-192v-2143" svg:viewBox="0 0 193 4043">
          <text:p/>
        </draw:connector>
        <draw:connector draw:style-name="gr6" draw:text-style-name="P1" draw:layer="layout" draw:line-skew="0.492cm" svg:x1="43.2cm" svg:y1="56.134cm" svg:x2="45.573cm" svg:y2="51.814cm" draw:start-shape="id22" draw:start-glue-point="10" draw:end-shape="id24" draw:end-glue-point="6" svg:d="M43200 56134v-1565h2373v-2755" svg:viewBox="0 0 2374 4321">
          <text:p/>
        </draw:connector>
        <draw:custom-shape draw:style-name="gr4" draw:text-style-name="P3" xml:id="id25" draw:id="id25" draw:layer="layout" svg:width="5.946cm" svg:height="1.69cm" svg:x="38.734cm" svg:y="45.032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contaminate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38.542cm" svg:y1="48.23cm" svg:x2="40.228cm" svg:y2="46.722cm" draw:start-shape="id23" draw:start-glue-point="4" draw:end-shape="id25" draw:end-glue-point="8" svg:d="M38542 48230v-754h1686v-754" svg:viewBox="0 0 1687 1509">
          <text:p/>
        </draw:connector>
        <draw:connector draw:style-name="gr6" draw:text-style-name="P1" draw:layer="layout" svg:x1="45.572cm" svg:y1="48.546cm" svg:x2="43.213cm" svg:y2="46.722cm" draw:start-shape="id24" draw:start-glue-point="0" draw:end-shape="id25" draw:end-glue-point="9" svg:d="M45572 48546v-912h-2359v-912" svg:viewBox="0 0 2360 1825">
          <text:p/>
        </draw:connector>
        <draw:connector draw:style-name="gr1" draw:text-style-name="P1" draw:layer="layout" draw:type="line" svg:x1="41.707cm" svg:y1="45.032cm" svg:x2="41.707cm" svg:y2="42.515cm" draw:start-shape="id25" draw:start-glue-point="4" draw:end-shape="id26" draw:end-glue-point="6" svg:d="M41707 45032v-2517" svg:viewBox="0 0 1 2518">
          <text:p/>
        </draw:connector>
        <draw:custom-shape draw:style-name="gr2" draw:text-style-name="P2" xml:id="id26" draw:id="id26" draw:layer="layout" svg:width="6.806cm" svg:height="4.105cm" svg:x="38.304cm" svg:y="38.653cm">
          <text:p text:style-name="P1"><text:span text:style-name="T1">Melted Design</text:span></text:p>
          <text:p text:style-name="P1"><text:span text:style-name="T1">With Contamination</text:span></text:p>
          <text:p text:style-name="P1"><text:span text:style-name="T1">Indexes</text:span></text:p>
          <text:p text:style-name="P1"><text:span text:style-name="T1">(meltedDesign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3" xml:id="id27" draw:id="id27" draw:layer="layout" svg:width="6.381cm" svg:height="1.7cm" svg:x="38.517cm" svg:y="32.471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sampRotate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line-skew="7.379cm" svg:x1="17.709cm" svg:y1="28.205cm" svg:x2="38.734cm" svg:y2="45.877cm" draw:start-shape="id12" draw:start-glue-point="10" draw:end-shape="id25" draw:end-glue-point="5" svg:d="M17709 28205h17892v17672h3133" svg:viewBox="0 0 21026 17673">
          <text:p/>
        </draw:connector>
        <draw:connector draw:style-name="gr6" draw:text-style-name="P1" draw:layer="layout" draw:line-skew="7.503cm" svg:x1="17.709cm" svg:y1="28.205cm" svg:x2="38.517cm" svg:y2="33.321cm" draw:start-shape="id12" draw:start-glue-point="10" draw:end-shape="id27" draw:end-glue-point="5" svg:d="M17709 28205h17907v5116h2901" svg:viewBox="0 0 20809 5117">
          <text:p/>
        </draw:connector>
        <draw:connector draw:style-name="gr1" draw:text-style-name="P1" draw:layer="layout" draw:type="line" svg:x1="41.707cm" svg:y1="38.653cm" svg:x2="41.708cm" svg:y2="34.171cm" draw:start-shape="id26" draw:end-shape="id27" draw:end-glue-point="6" svg:d="M41707 38653l1-4482" svg:viewBox="0 0 2 4483">
          <text:p/>
        </draw:connector>
        <draw:custom-shape draw:style-name="gr2" draw:text-style-name="P2" xml:id="id28" draw:id="id28" draw:layer="layout" svg:width="9.049cm" svg:height="6.791cm" svg:x="37.147cm" svg:y="23.018cm">
          <draw:glue-point draw:id="8" svg:x="-5.001cm" svg:y="-2.519cm"/>
          <draw:glue-point draw:id="9" svg:x="-5.001cm" svg:y="2.026cm"/>
          <draw:glue-point draw:id="10" svg:x="2.348cm" svg:y="-5.002cm"/>
          <text:p text:style-name="P1"><text:span text:style-name="T1">Fold Change Based</text:span></text:p>
          <text:p text:style-name="P1"><text:span text:style-name="T1">Cell Type Specific</text:span></text:p>
          <text:p text:style-name="P1"><text:span text:style-name="T1">Gene Selection</text:span></text:p>
          <text:p text:style-name="P1"><text:span text:style-name="T1">With Random</text:span></text:p>
          <text:p text:style-name="P1"><text:span text:style-name="T1">Sample Removal</text:span></text:p>
          <text:p text:style-name="P1"><text:span text:style-name="T1">(Rotation)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" draw:text-style-name="P1" draw:layer="layout" draw:type="line" svg:x1="41.707cm" svg:y1="32.471cm" svg:x2="41.672cm" svg:y2="29.272cm" draw:start-shape="id27" draw:end-shape="id28" draw:end-glue-point="6" svg:d="M41707 32471l-35-3199" svg:viewBox="0 0 36 3200">
          <text:p/>
        </draw:connector>
        <draw:custom-shape draw:style-name="gr4" draw:text-style-name="P3" xml:id="id29" draw:id="id29" draw:layer="layout" svg:width="6.381cm" svg:height="1.7cm" svg:x="47.832cm" svg:y="35.595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heatUp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line-skew="0.805cm" svg:x1="28.832cm" svg:y1="41.822cm" svg:x2="51.023cm" svg:y2="37.295cm" draw:start-shape="id2" draw:start-glue-point="6" draw:end-shape="id29" draw:end-glue-point="6" svg:d="M28832 41822v1728h22191v-6255" svg:viewBox="0 0 22192 6256">
          <text:p/>
        </draw:connector>
        <draw:connector draw:style-name="gr6" draw:text-style-name="P1" draw:layer="layout" draw:line-skew="2.842cm" svg:x1="17.709cm" svg:y1="28.205cm" svg:x2="47.832cm" svg:y2="36.445cm" draw:start-shape="id12" draw:start-glue-point="10" draw:end-shape="id29" draw:end-glue-point="5" svg:d="M17709 28205h17904v8240h12219" svg:viewBox="0 0 30124 8241">
          <text:p/>
        </draw:connector>
        <draw:connector draw:style-name="gr6" draw:text-style-name="P1" draw:layer="layout" svg:x1="41.707cm" svg:y1="38.653cm" svg:x2="49.435cm" svg:y2="37.295cm" draw:start-shape="id26" draw:start-glue-point="4" draw:end-shape="id29" draw:end-glue-point="8" svg:d="M41707 38653v-679h7728v-679" svg:viewBox="0 0 7729 1359">
          <text:p/>
        </draw:connector>
        <draw:connector draw:style-name="gr1" draw:text-style-name="P1" draw:layer="layout" draw:type="line" svg:x1="54.213cm" svg:y1="36.445cm" svg:x2="56.197cm" svg:y2="36.447cm" draw:start-shape="id29" draw:start-glue-point="7" draw:end-shape="id30" draw:end-glue-point="5" svg:d="M54213 36445l1984 2" svg:viewBox="0 0 1985 3">
          <text:p/>
        </draw:connector>
        <draw:custom-shape draw:style-name="gr2" draw:text-style-name="P2" xml:id="id30" draw:id="id30" draw:layer="layout" svg:width="5.689cm" svg:height="2.569cm" svg:x="56.197cm" svg:y="35.162cm">
          <text:p text:style-name="P1"><text:span text:style-name="T1">heatmap.p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0cm" fo:page-height="70.4cm" style:print-orientation="portrait"/>
    </style:page-layout>
    <style:style style:name="Mdp1" style:family="drawing-page">
      <style:drawing-page-properties draw:background-size="border" draw:fill="solid" draw:fill-color="#334d5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3T16:38:53.544614585</meta:creation-date>
    <dc:date>2014-09-24T15:23:40.463868408</dc:date>
    <meta:editing-duration>PT22M46S</meta:editing-duration>
    <meta:editing-cycles>3</meta:editing-cycles>
    <meta:generator>LibreOffice/4.2.6.3$Linux_X86_64 LibreOffice_project/420m0$Build-3</meta:generator>
    <meta:document-statistic meta:object-count="71"/>
  </office:meta>
</office:document-meta>
</file>